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6446e" officeooo:paragraph-rsid="0006446e" style:font-name-asian="Noto Sans CJK TC Regular" style:font-size-asian="12pt" style:font-size-complex="12pt"/>
    </style:style>
    <style:style style:name="P2" style:family="paragraph" style:parent-style-name="Standard" style:list-style-name="L1">
      <style:text-properties style:font-name="Noto Sans CJK TC Regular" fo:font-size="12pt" officeooo:rsid="0006446e" officeooo:paragraph-rsid="0006446e" style:font-name-asian="Noto Sans CJK TC Regular" style:font-size-asian="12pt" style:font-size-complex="12pt"/>
    </style:style>
    <style:style style:name="P3" style:family="paragraph" style:parent-style-name="Standard" style:list-style-name="L1">
      <style:text-properties style:font-name="Noto Sans CJK TC Regular" fo:font-size="12pt" officeooo:rsid="000756d8" officeooo:paragraph-rsid="000756d8" style:font-name-asian="Noto Sans CJK TC Regular" style:font-size-asian="12pt" style:font-size-complex="12pt"/>
    </style:style>
    <style:style style:name="P4" style:family="paragraph" style:parent-style-name="Standard">
      <style:text-properties style:font-name="Noto Sans CJK TC Regular" fo:font-size="12pt" officeooo:rsid="000756d8" officeooo:paragraph-rsid="000756d8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80a75" officeooo:paragraph-rsid="00080a75" style:font-name-asian="Noto Sans CJK TC Regular" style:font-size-asian="12pt" style:font-size-complex="12pt"/>
    </style:style>
    <style:style style:name="P6" style:family="paragraph" style:parent-style-name="Standard" style:list-style-name="L1">
      <style:text-properties officeooo:rsid="000756d8" officeooo:paragraph-rsid="000756d8"/>
    </style:style>
    <style:style style:name="P7" style:family="paragraph" style:parent-style-name="Standard">
      <style:text-properties officeooo:rsid="000756d8" officeooo:paragraph-rsid="000756d8"/>
    </style:style>
    <style:style style:name="P8" style:family="paragraph" style:parent-style-name="Standard">
      <style:text-properties officeooo:rsid="0009d42e" officeooo:paragraph-rsid="0009d42e"/>
    </style:style>
    <style:style style:name="P9" style:family="paragraph" style:parent-style-name="Standard" style:list-style-name="L2">
      <style:text-properties officeooo:rsid="000ada26" officeooo:paragraph-rsid="000d95dc"/>
    </style:style>
    <style:style style:name="P10" style:family="paragraph" style:parent-style-name="Standard" style:list-style-name="L2">
      <style:text-properties officeooo:rsid="000bff74" officeooo:paragraph-rsid="000bff74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06446e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80a75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0d95dc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0ada26" style:font-name-asian="Noto Sans CJK TC Regular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資料前處理：</text:p>
      <text:list xml:id="list1870796488228823565" text:style-name="L1">
        <text:list-item>
          <text:p text:style-name="P2">刪除無用的特徵（index,即Unamed、EASE-MENT、APARTMENT NUMBER、SALE DATE、ADDRESS ）</text:p>
        </text:list-item>
        <text:list-item>
          <text:p text:style-name="P6"><text:span text:style-name="T2">將</text:span><text:span text:style-name="T1">SALE PRICE沒有值或為outlier者（≦10）刪除</text:span></text:p>
        </text:list-item>
        <text:list-item>
          <text:p text:style-name="P3">補上空值</text:p>
          <text:list>
            <text:list-item>
              <text:p text:style-name="P3">補眾數（BUILDING CLASS AT PRESENT、TAX CLASS AT PRESENT）</text:p>
            </text:list-item>
            <text:list-item>
              <text:p text:style-name="P3">補平均值（LAND SQUARE FEET、GROSS SQUARE FEET）</text:p>
            </text:list-item>
          </text:list>
        </text:list-item>
        <text:list-item>
          <text:p text:style-name="P3">使用LabelEncoder()將categorical轉為numeric（NEIGHBORHOOD、BUILDING CLASS CATEGORY、BUILDING CLASS AT PRESENT、BUILDING CLASS AT TIME OF SALE、TAX CLASS AT PRESENT）</text:p>
        </text:list-item>
        <text:list-item>
          <text:p text:style-name="P3">將剩餘有空值得資料刪除</text:p>
        </text:list-item>
      </text:list>
      <text:p text:style-name="P4">特徵挑選：</text:p>
      <text:p text:style-name="P5">Best step-wise feature selection（依MAE）</text:p>
      <text:p text:style-name="P4">一開始先只放一個特徵，依MAE挑選最佳者，再試著加入一個特徵（依MAE挑選最佳者），如此重複直到再加入MAE增加為止。</text:p>
      <text:p text:style-name="P4">參數挑選：</text:p>
      <text:p text:style-name="P7"><text:span text:style-name="T1">嘗試用後</text:span><text:span text:style-name="T3">25％、20%、15%、10%、5%、1000、100比資料做測試（其餘做訓練）資料集，挑選MAE最佳者。</text:span></text:p>
      <text:p text:style-name="P7"><text:span text:style-name="T3"/></text:p>
      <text:p text:style-name="P8"><text:span text:style-name="T3">測試結果M</text:span><text:span text:style-name="T5">AE：</text:span></text:p>
      <text:list xml:id="list1468877706394548602" text:style-name="L2">
        <text:list-item>
          <text:p text:style-name="P9"><text:span text:style-name="T1">Linear regression：</text:span><text:span text:style-name="T4">514032.74776</text:span></text:p>
        </text:list-item>
        <text:list-item>
          <text:p text:style-name="P10"><text:span text:style-name="T1">Random Forest Regression：339807.52887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 Hsin-Yi</meta:initial-creator>
    <meta:creation-date>2017-10-17T19:23:45.131150482</meta:creation-date>
    <dc:date>2017-10-17T20:17:09.860635283</dc:date>
    <dc:creator>Chen Hsin-Yi</dc:creator>
    <meta:editing-duration>PT6M2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54" meta:character-count="621" meta:non-whitespace-character-count="588"/>
  </office:meta>
</office:document-meta>
</file>